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6" style:family="paragraph" style:parent-style-name="Содержимое_20_таблицы_20_по_20_центру">
      <style:text-properties officeooo:rsid="0027c778" officeooo:paragraph-rsid="0027c778"/>
    </style:style>
    <style:style style:name="P1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First_20_Page">
      <style:paragraph-properties style:page-number="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f79f"/>
    </style:style>
    <style:style style:name="T3" style:family="text">
      <style:text-properties officeooo:rsid="002d77a9"/>
    </style:style>
    <style:style style:name="T4" style:family="text">
      <style:text-properties officeooo:rsid="002eabe5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3">11</text:span></text:p>
      <text:p text:style-name="Standard"/>
      <text:p text:style-name="P10"><text:span text:style-name="T1">Тема лабораторной работы: </text:span><text:span text:style-name="T2">Структуры данных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3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6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7"><text:a xlink:type="simple" xlink:href="#__RefHeading___Toc1116_1594055144" text:style-name="Index_20_Link" text:visited-style-name="Index_20_Link">Постановка задачи<text:tab/>2</text:a></text:p>
          <text:p text:style-name="P17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3">2</text:span></text:a></text:p>
          <text:p text:style-name="P17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3">5</text:span></text:a></text:p>
          <text:p text:style-name="P17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3">5</text:span></text:a></text:p>
          <text:p text:style-name="P17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3">7</text:span></text:a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Постановка задачи</text:p>
      <text:p text:style-name="P14"/>
      <text:p text:style-name="P14">Цель лабораторной работы: изучить основы языка программирования Python, научиться работать с целочисленной арифметикой, а также освоить основные структуры данных: списки, кортежи, словари и множества.</text:p>
      <text:p text:style-name="P14"/>
      <text:p text:style-name="P14">В рамках работы необходимо решить 5 задач из таблицы, приведённой в методическом пособии, а также дополнительные задачи, указанные преподавателем. При решении задач на целочисленную арифметику разрешается использовать только арифметические операции +, -, *, //, %, **. Запрещается использование условных операторов (if), циклов (for, while) и дополнительных функций (кроме input, print, int, abs). Для задач со структурами данных разрешается использование соответствующих методов.</text:p>
      <text:p text:style-name="P14"/>
      <text:p text:style-name="P15">Теоретическая часть</text:p>
      <text:p text:style-name="P14"/>
      <text:p text:style-name="P14">Типы данных и функции вывода.</text:p>
      <text:p text:style-name="P14">Программы на языке Python представляют собой обычные текстовые файлы, в которых записана последовательность команд. Код легко читается и интуитивно понятен. Для вывода информации используется функция print, которая может принимать несколько параметров. Параметры выводятся через пробел, но это поведение можно изменить с помощью именованного параметра sep (разделитель). Также можно управлять символом после вывода с помощью параметра end (по умолчанию это перевод строки).</text:p>
      <text:p text:style-name="P14"/>
      <text:p text:style-name="P14">Для ввода данных используется функция input, которая считывает строку из консоли. Для преобразования строки в целое число применяется функция int. Например:</text:p>
      <text:p text:style-name="P14">a = int(input())</text:p>
      <text:p text:style-name="P14">b = int(input())</text:p>
      <text:p text:style-name="P14">print(a + b)</text:p>
      <text:p text:style-name="P14"><text:soft-page-break/></text:p>
      <text:p text:style-name="P14">Арифметические операции.</text:p>
      <text:p text:style-name="P14"/>
      <text:p text:style-name="P14">В Python поддерживаются следующие арифметические операции: сложение (+), вычитание (-), умножение (*), целочисленное деление (//), остаток от деления (%), возведение в степень (**). Все операции инфиксные (записываются между операндами).</text:p>
      <text:p text:style-name="P14"/>
      <text:p text:style-name="P14">Для любых целых чисел A и B (B &gt; 0) выполняются соотношения: A = B * (A // B) + (A % B), причём 0 ≤ (A % B) &lt; B. Это важно для понимания работы остатка от деления отрицательных чисел. Например, при делении -5 на 2 целая часть равна -3, а остаток равен 1, так как -5 = 2 * (-3) + 1.</text:p>
      <text:p text:style-name="P14"/>
      <text:p text:style-name="P14">Целые числа в Python не имеют ограничений на длину (кроме объёма доступной памяти).</text:p>
      <text:p text:style-name="P14"/>
      <text:p text:style-name="P14">Операции над строками.</text:p>
      <text:p text:style-name="P14"/>
      <text:p text:style-name="P14">Строки можно сохранять в переменные, склеивать с помощью операции +, умножать на целое неотрицательное число (повторение строки). Для преобразования числа в строку используется функция str. Экранирование символов выполняется с помощью обратной косой черты (например, \n для перевода строки, \t для табуляции, \' и \" для кавычек).</text:p>
      <text:p text:style-name="P14"/>
      <text:p text:style-name="P14">Списки.</text:p>
      <text:p text:style-name="P14"/>
      <text:p text:style-name="P14">Списки в Python — это упорядоченные изменяемые коллекции объектов произвольных типов. Создать список можно двумя основными способами: с помощью квадратных скобок (например, empty_list = [] или letters_list = ['a', 'b', 'c']) или с помощью метода list (например, list('abc') вернёт ['a', 'b', 'c']). Списки могут <text:soft-page-break/>содержать элементы разных типов, включая вложенные списки. Списки поддерживают операции индексации, срезы, добавление элементов (append), удаление элементов (pop, remove) и многие другие.</text:p>
      <text:p text:style-name="P14"/>
      <text:p text:style-name="P14">Кортежи.</text:p>
      <text:p text:style-name="P14"/>
      <text:p text:style-name="P14">Кортеж (tuple) — это неизменяемая структура данных, похожая на список. Кортеж защищён от изменений, занимает меньше памяти по сравнению со списком, а также может использоваться в качестве ключа словаря (в отличие от списка). Создать кортеж можно двумя способами: с помощью метода tuple (например, tuple((1, 2, 3, 4))) или с помощью круглых скобок (например, tpl = (1, 2, 3, 4)). Доступ к элементам кортежа осуществляется по индексу, но изменять элементы нельзя. К кортежам применимы операции сложения, умножения на число, методы index() и count().</text:p>
      <text:p text:style-name="P14"/>
      <text:p text:style-name="P14">Словари.</text:p>
      <text:p text:style-name="P14"/>
      <text:p text:style-name="P14">Словари (dict) — это неупорядоченные коллекции произвольных объектов с доступом по ключу. Их также называют ассоциативными массивами или хеш-таблицами. Создать словарь можно двумя способами: с помощью фигурных скобок (например, empty_dict = {} или value_dict = {'key1': 'value1', 'key2': 4}) или с помощью метода dict (например, dict(key1='value1', key2=4)). Ключами словаря могут быть только неизменяемые типы (числа, строки, кортежи), значениями — любые объекты. Доступ к значению осуществляется по ключу: value_dict['key1'].</text:p>
      <text:p text:style-name="P14"/>
      <text:p text:style-name="P14">Множества.</text:p>
      <text:p text:style-name="P14"/>
      <text:p text:style-name="P14">Множество (set) — это контейнер, содержащий неповторяющиеся элементы в случайном порядке. Создать множество можно двумя способами: с помощью метода set (например, set({1, 2, 3, 4}) или set('Строка')) или с помощью фигурных скобок (например, st = {1, 2, 3, 4}). Важно: пустое множество нельзя создать с помощью {}, <text:soft-page-break/>так как это создаст пустой словарь. Для пустого множества используется set(). Множества поддерживают операции объединения (|), пересечения (&amp;), разности (-) и симметрической разности (^).</text:p>
      <text:p text:style-name="P14"/>
      <text:p text:style-name="P14">Переменные.</text:p>
      <text:p text:style-name="P14"/>
      <text:p text:style-name="P14">В языке Python все переменные являются ссылками на объекты. Каждый объект имеет тип (int, str, list, tuple, dict, set и др.) и содержимое. Переменные можно представлять как ярлычки, привязанные к объектам. К одному объекту может быть привязано несколько переменных. Типы int и str являются неизменяемыми — любое присваивание не изменяет объект, а создаёт новый объект и привязывает к нему ссылку.</text:p>
      <text:p text:style-name="P14"/>
      <text:p text:style-name="P15">Листинг программы</text:p>
      <text:p text:style-name="P15"/>
      <text:p text:style-name="P14">Исходный код программы размещён в репозитории GitHub:</text:p>
      <text:p text:style-name="P14">https://github.com/printRush/BMSTU_Python_SysoevAS</text:p>
      <text:p text:style-name="P14"/>
      <text:p text:style-name="P15">Результат работы программы</text:p>
      <text:p text:style-name="P14"/>
      <text:p text:style-name="P14">Результат работы программы (целочисленная арифметика):</text:p>
      <text:p text:style-name="P14">=== Задача 1. Делёж яблок ===</text:p>
      <text:p text:style-name="P14">Введите количество школьников: 3</text:p>
      <text:p text:style-name="P14">Введите количество яблок: 14</text:p>
      <text:p text:style-name="P14">Каждому школьнику: 4</text:p>
      <text:p text:style-name="P14">Останется в корзинке: 2</text:p>
      <text:p text:style-name="P14"/>
      <text:p text:style-name="P14">=== Задача 2. Предпоследняя цифра ===</text:p>
      <text:p text:style-name="P14">Введите натуральное число: 179</text:p>
      <text:p text:style-name="P14">Предпоследняя цифра: 7</text:p>
      <text:p text:style-name="P14"><text:soft-page-break/></text:p>
      <text:p text:style-name="P14">=== Задача 3. Электронные часы ===</text:p>
      <text:p text:style-name="P14">Введите количество минут: 150</text:p>
      <text:p text:style-name="P14">2 часов 30 минут</text:p>
      <text:p text:style-name="P14"/>
      <text:p text:style-name="P14">=== Задача 4. Парты ===</text:p>
      <text:p text:style-name="P14">Учеников в первом классе: 17</text:p>
      <text:p text:style-name="P14">Учеников во втором классе: 22</text:p>
      <text:p text:style-name="P14">Учеников в третьем классе: 23</text:p>
      <text:p text:style-name="P14">Всего нужно парт: 32</text:p>
      <text:p text:style-name="P14"/>
      <text:p text:style-name="P14">=== Задача 5. Следующее чётное ===</text:p>
      <text:p text:style-name="P14">Введите целое число: 7</text:p>
      <text:p text:style-name="P14">Следующее чётное: 8</text:p>
      <text:p text:style-name="P14"/>
      <text:p text:style-name="P14">=== Задача 6. Сумма цифр четырёхзначного числа ===</text:p>
      <text:p text:style-name="P14">Введите четырёхзначное число: 2020</text:p>
      <text:p text:style-name="P14">Сумма цифр: 4</text:p>
      <text:p text:style-name="P14"/>
      <text:p text:style-name="P14">=== Задача 7. Максимум двух чисел ===</text:p>
      <text:p text:style-name="P14">Введите первое число: 8</text:p>
      <text:p text:style-name="P14">Введите второе число: 5</text:p>
      <text:p text:style-name="P14">Максимальное число: 8</text:p>
      <text:p text:style-name="P14"/>
      <text:p text:style-name="P14">=== Задача 8. Симметричное число ===</text:p>
      <text:p text:style-name="P14">Введите число от 0 до 9999: 2002</text:p>
      <text:p text:style-name="P14">1</text:p>
      <text:p text:style-name="P14"/>
      <text:p text:style-name="P14">Результат работы программы (структуры данных):</text:p>
      <text:p text:style-name="P14"/>
      <text:p text:style-name="P14"><text:soft-page-break/>Список фруктов: ['яблоко', 'банан', 'апельсин', 'груша']</text:p>
      <text:p text:style-name="P14">Первый фрукт: яблоко</text:p>
      <text:p text:style-name="P14">Кортеж цветов: ('красный', 'зелёный', 'синий')</text:p>
      <text:p text:style-name="P14">Количество цветов: 3</text:p>
      <text:p text:style-name="P14">Словарь студента: {'имя': 'Алексей', 'возраст': 20, 'группа': 'ИУ10-39'}</text:p>
      <text:p text:style-name="P14">Имя студента: Алексей</text:p>
      <text:p text:style-name="P14">Множество чисел (без повторений): {1, 2, 3, 4, 5}</text:p>
      <text:p text:style-name="P14">После добавления 6: {1, 2, 3, 4, 5, 6}</text:p>
      <text:p text:style-name="P14"/>
      <text:p text:style-name="P15">Список использованной литературы и материалов</text:p>
      <text:p text:style-name="P14"/>
      <text:p text:style-name="P14">1. 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<text:p text:style-name="P14">2. Брюс М. Ван Хорн II, Куан Нгуен. PyCharm: профессиональная работа на Python / пер. с англ. И.Л. Люско. – М.: ДМК Пресс, 2024. – 618 с.: ил.</text:p>
      <text:p text:style-name="P14">3. Welcome to python.org. — Текст : электронный // The official home of the Python Programming Language : [сайт]. — URL: https://www.python.org/ (дата обращения: 14.09.2025).</text:p>
      <text:p text:style-name="P14">4. Git. — Текст : электронный // Git : [сайт]. — URL: https://git-scm.com/ (дата обращения: 14.09.2025).</text:p>
      <text:p text:style-name="P14">5. GitHub. — Текст : электронный // GitHub : [сайт]. — URL: https://github.com/ (дата обращения: 14.09.2025).</text:p>
      <text:p text:style-name="P14">6. PyCharm: The only Python IDE you need. — Текст : электронный // JetBrains: Essential tools for software developers and teams : [сайт]. — URL: https://www.jetbrains.com/pycharm/ (дата обращения: 14.09.2025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T1" style:family="text">
      <style:text-properties officeooo:rsid="002eabe5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7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<text:span text:style-name="MT1">6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7M56S</meta:editing-duration>
    <meta:editing-cycles>8</meta:editing-cycles>
    <meta:generator>LibreOffice/7.3.7.2$Linux_X86_64 LibreOffice_project/30$Build-2</meta:generator>
    <dc:title>my_default</dc:title>
    <dc:date>2026-04-09T14:53:38.782286655</dc:date>
    <meta:document-statistic meta:table-count="3" meta:image-count="1" meta:object-count="0" meta:page-count="9" meta:paragraph-count="103" meta:word-count="1112" meta:character-count="7932" meta:non-whitespace-character-count="6903"/>
  </office:meta>
</office:document-meta>
</file>